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Listeafsnit" style:list-style-name="LFO2" style:family="paragraph"/>
    <style:style style:name="T4" style:parent-style-name="Standardskrifttypeiafsnit" style:family="text">
      <style:text-properties style:font-name="Arial" style:font-name-complex="Arial" fo:font-size="12pt" style:font-size-asian="12pt"/>
    </style:style>
    <style:style style:name="T5" style:parent-style-name="Standardskrifttypeiafsnit" style:family="text">
      <style:text-properties style:font-name="Arial" style:font-name-complex="Arial" fo:font-size="12pt" style:font-size-asian="12pt"/>
    </style:style>
    <style:style style:name="T6" style:parent-style-name="Standardskrifttypeiafsnit" style:family="text">
      <style:text-properties style:font-name="Arial" style:font-name-complex="Arial" fo:font-size="12pt" style:font-size-asian="12pt"/>
    </style:style>
    <style:style style:name="P7" style:parent-style-name="Listeafsnit" style:list-style-name="LFO2" style:family="paragraph"/>
    <style:style style:name="T8" style:parent-style-name="Standardskrifttypeiafsnit" style:family="text">
      <style:text-properties style:font-name="Arial" style:font-name-complex="Arial" fo:font-size="12pt" style:font-size-asian="12pt"/>
    </style:style>
    <style:style style:name="T9" style:parent-style-name="Standardskrifttypeiafsnit" style:family="text">
      <style:text-properties style:font-name="Arial" style:font-name-complex="Arial" fo:font-size="12pt" style:font-size-asian="12pt"/>
    </style:style>
    <style:style style:name="T10" style:parent-style-name="Standardskrifttypeiafsnit" style:family="text">
      <style:text-properties style:font-name="Arial" style:font-name-complex="Arial" fo:font-size="12pt" style:font-size-asian="12pt"/>
    </style:style>
    <style:style style:name="T11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2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13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4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5" style:parent-style-name="Listeafsnit" style:list-style-name="LFO2" style:family="paragraph">
      <style:text-properties style:font-name="Arial" style:font-name-complex="Arial" fo:font-size="12pt" style:font-size-asian="12pt" style:font-size-complex="12pt"/>
    </style:style>
    <style:style style:name="P16" style:parent-style-name="Listeafsnit" style:list-style-name="LFO2" style:family="paragraph"/>
    <style:style style:name="T1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8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9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1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22" style:parent-style-name="Listeafsnit" style:list-style-name="LFO2" style:family="paragraph"/>
    <style:style style:name="T23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og 2012-02-21</text:p>
      <text:p text:style-name="P2">Deltagere fremmødt: Sam, René, Søren, Nicolaj, Michael, Yusuf<text:line-break/>Digitalt fremmødt: Ingen<text:line-break/>Ikke fremmødt: Cong<text:s/>(sygdom, ingen advarsel)</text:p>
      <text:list text:style-name="LFO2" text:continue-numbering="true">
        <text:list-item>
          <text:p text:style-name="P3"><text:span text:style-name="T4">Folk<text:s/></text:span><text:span text:style-name="T5">arbejder med databaseopgaven</text:span><text:span text:style-name="T6"><text:s/>og deres respektive del.<text:s/></text:span></text:p>
        </text:list-item>
        <text:list-item>
          <text:p text:style-name="P7"><text:span text:style-name="T8">Forløbet på selve robotten vil være:</text:span><text:span text:style-name="T9"><text:line-break/>- Målinger + resultater</text:span><text:span text:style-name="T10"><text:line-break/></text:span><text:span text:style-name="T11">-</text:span><text:span text:style-name="T12"><text:s/>Fejlmeddelelser</text:span></text:p>
        </text:list-item>
        <text:list-item>
          <text:p text:style-name="P13">I inventory komponent skal der være ID, Navn, Description,<text:s/></text:p>
        </text:list-item>
        <text:list-item>
          <text:p text:style-name="P14">I systemloggen skal der være ID, Description, Type/Level, Timestamp. Et alternativ bliver at skulle opdele de fysiske komponenter i hver deres del. Se tavlebilledet for nærforståelse.</text:p>
        </text:list-item>
        <text:list-item>
          <text:p text:style-name="P15">Folk skal hjem og få kigget på databaser og få deres egen ide til UML diagram.<text:s/></text:p>
        </text:list-item>
        <text:list-item>
          <text:p text:style-name="P16"><text:span text:style-name="T17">Man skal regne med,</text:span><text:span text:style-name="T18"><text:s/>i morgen bliver test. Man skal have lavet noget til i morgen<text:s/></text:span><text:span text:style-name="T19">onsdag</text:span><text:span text:style-name="T20">.<text:s/></text:span><text:span text:style-name="T21">Folk skal finde på de ’løse’ problemer, der kan være i databaseopbygning med mere.<text:s/></text:span></text:p>
        </text:list-item>
        <text:list-item>
          <text:p text:style-name="P22"><text:span text:style-name="T23">Næste møde sættes til onsdag efter INF1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3T07:56:00Z</meta:creation-date>
    <dc:date>2012-02-23T07:56:00Z</dc:date>
    <meta:template xlink:href="Normal" xlink:type="simple"/>
    <meta:editing-cycles>2</meta:editing-cycles>
    <meta:editing-duration>PT60S</meta:editing-duration>
    <meta:document-statistic meta:page-count="1" meta:paragraph-count="1" meta:word-count="116" meta:character-count="823" meta:row-count="5" meta:non-whitespace-character-count="708"/>
  </office:meta>
</office:document-meta>
</file>